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2.2091in"/>
    </style:style>
    <style:style style:name="co3" style:family="table-column">
      <style:table-column-properties fo:break-before="auto" style:column-width="0.8937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0.8571in"/>
    </style:style>
    <style:style style:name="co6" style:family="table-column">
      <style:table-column-properties fo:break-before="auto" style:column-width="0.670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10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float" office:value="1">
            <text:p>1</text:p>
          </table:table-cell>
          <table:table-cell office:value-type="string">
            <text:p>Microsoft</text:p>
          </table:table-cell>
          <table:table-cell office:value-type="float" office:value="54270">
            <text:p>54270</text:p>
          </table:table-cell>
          <table:table-cell office:value-type="percentage" office:value="0.106">
            <text:p>10.60%</text:p>
          </table:table-cell>
          <table:table-cell office:value-type="float" office:value="67383">
            <text:p>67383</text:p>
          </table:table-cell>
          <table:table-cell office:value-type="percentage" office:value="0.805">
            <text:p>80.50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BM</text:p>
          </table:table-cell>
          <table:table-cell office:value-type="float" office:value="22485">
            <text:p>22485</text:p>
          </table:table-cell>
          <table:table-cell office:value-type="percentage" office:value="0.051">
            <text:p>5.10%</text:p>
          </table:table-cell>
          <table:table-cell office:value-type="float" office:value="99870">
            <text:p>99870</text:p>
          </table:table-cell>
          <table:table-cell office:value-type="percentage" office:value="0.225">
            <text:p>22.50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acle</text:p>
          </table:table-cell>
          <table:table-cell office:value-type="float" office:value="20958">
            <text:p>20958</text:p>
          </table:table-cell>
          <table:table-cell office:value-type="percentage" office:value="0.128">
            <text:p>12.80%</text:p>
          </table:table-cell>
          <table:table-cell office:value-type="float" office:value="30180">
            <text:p>30180</text:p>
          </table:table-cell>
          <table:table-cell office:value-type="percentage" office:value="0.694">
            <text:p>69.40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P</text:p>
          </table:table-cell>
          <table:table-cell office:value-type="float" office:value="12558">
            <text:p>12558</text:p>
          </table:table-cell>
          <table:table-cell office:value-type="percentage" office:value="0.105">
            <text:p>10.50%</text:p>
          </table:table-cell>
          <table:table-cell office:value-type="float" office:value="16654">
            <text:p>16654</text:p>
          </table:table-cell>
          <table:table-cell office:value-type="percentage" office:value="0.754">
            <text:p>75.40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icsson</text:p>
          </table:table-cell>
          <table:table-cell office:value-type="float" office:value="7274">
            <text:p>7274</text:p>
          </table:table-cell>
          <table:table-cell office:value-type="percentage" office:value="-0.042">
            <text:p>-4.20%</text:p>
          </table:table-cell>
          <table:table-cell office:value-type="float" office:value="30307">
            <text:p>30307</text:p>
          </table:table-cell>
          <table:table-cell office:value-type="percentage" office:value="0.24">
            <text:p>24.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P</text:p>
          </table:table-cell>
          <table:table-cell office:value-type="float" office:value="6669">
            <text:p>6669</text:p>
          </table:table-cell>
          <table:table-cell office:value-type="percentage" office:value="0.079">
            <text:p>7.90%</text:p>
          </table:table-cell>
          <table:table-cell office:value-type="float" office:value="126562">
            <text:p>126562</text:p>
          </table:table-cell>
          <table:table-cell office:value-type="percentage" office:value="0.053">
            <text:p>5.30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ymantec</text:p>
          </table:table-cell>
          <table:table-cell office:value-type="float" office:value="5636">
            <text:p>5636</text:p>
          </table:table-cell>
          <table:table-cell office:value-type="percentage" office:value="0.013">
            <text:p>1.30%</text:p>
          </table:table-cell>
          <table:table-cell office:value-type="float" office:value="6013">
            <text:p>6013</text:p>
          </table:table-cell>
          <table:table-cell office:value-type="percentage" office:value="0.937">
            <text:p>93.70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intendo</text:p>
          </table:table-cell>
          <table:table-cell office:value-type="float" office:value="5456">
            <text:p>5456</text:p>
          </table:table-cell>
          <table:table-cell office:value-type="percentage" office:value="-0.198">
            <text:p>-19.80%</text:p>
          </table:table-cell>
          <table:table-cell office:value-type="float" office:value="13766">
            <text:p>13766</text:p>
          </table:table-cell>
          <table:table-cell office:value-type="percentage" office:value="0.396">
            <text:p>39.60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ctivision Blizzard</text:p>
          </table:table-cell>
          <table:table-cell office:value-type="float" office:value="4447">
            <text:p>4447</text:p>
          </table:table-cell>
          <table:table-cell office:value-type="percentage" office:value="0.039">
            <text:p>3.90%</text:p>
          </table:table-cell>
          <table:table-cell office:value-type="float" office:value="4447">
            <text:p>4447</text:p>
          </table:table-cell>
          <table:table-cell office:value-type="percentage" office:value="1">
            <text:p>100.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MC</text:p>
          </table:table-cell>
          <table:table-cell office:value-type="float" office:value="4356">
            <text:p>4356</text:p>
          </table:table-cell>
          <table:table-cell office:value-type="percentage" office:value="0.1">
            <text:p>10.00%</text:p>
          </table:table-cell>
          <table:table-cell office:value-type="float" office:value="17015">
            <text:p>17015</text:p>
          </table:table-cell>
          <table:table-cell office:value-type="percentage" office:value="0.256">
            <text:p>25.6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kia Siemens Networks</text:p>
          </table:table-cell>
          <table:table-cell office:value-type="float" office:value="4229">
            <text:p>4229</text:p>
          </table:table-cell>
          <table:table-cell office:value-type="percentage" office:value="-0.066">
            <text:p>-6.60%</text:p>
          </table:table-cell>
          <table:table-cell office:value-type="float" office:value="16918">
            <text:p>16918</text:p>
          </table:table-cell>
          <table:table-cell office:value-type="percentage" office:value="0.25">
            <text:p>25.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</text:p>
          </table:table-cell>
          <table:table-cell office:value-type="float" office:value="4136">
            <text:p>4136</text:p>
          </table:table-cell>
          <table:table-cell office:value-type="percentage" office:value="0.031">
            <text:p>3.10%</text:p>
          </table:table-cell>
          <table:table-cell office:value-type="float" office:value="4454">
            <text:p>4454</text:p>
          </table:table-cell>
          <table:table-cell office:value-type="percentage" office:value="0.929">
            <text:p>92.90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lectronic Arts</text:p>
          </table:table-cell>
          <table:table-cell office:value-type="float" office:value="3413">
            <text:p>3413</text:p>
          </table:table-cell>
          <table:table-cell office:value-type="percentage" office:value="-0.084">
            <text:p>-8.40%</text:p>
          </table:table-cell>
          <table:table-cell office:value-type="float" office:value="3413">
            <text:p>3413</text:p>
          </table:table-cell>
          <table:table-cell office:value-type="percentage" office:value="1">
            <text:p>100.00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dobe</text:p>
          </table:table-cell>
          <table:table-cell office:value-type="float" office:value="3177">
            <text:p>3177</text:p>
          </table:table-cell>
          <table:table-cell office:value-type="percentage" office:value="0.136">
            <text:p>13.60%</text:p>
          </table:table-cell>
          <table:table-cell office:value-type="float" office:value="3826">
            <text:p>3826</text:p>
          </table:table-cell>
          <table:table-cell office:value-type="percentage" office:value="0.83">
            <text:p>83.00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catel-Lucent</text:p>
          </table:table-cell>
          <table:table-cell office:value-type="float" office:value="2561">
            <text:p>2561</text:p>
          </table:table-cell>
          <table:table-cell office:value-type="percentage" office:value="-0.046">
            <text:p>-4.60%</text:p>
          </table:table-cell>
          <table:table-cell office:value-type="float" office:value="21374">
            <text:p>21374</text:p>
          </table:table-cell>
          <table:table-cell office:value-type="percentage" office:value="0.12">
            <text:p>12.00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isco</text:p>
          </table:table-cell>
          <table:table-cell office:value-type="float" office:value="2383">
            <text:p>2383</text:p>
          </table:table-cell>
          <table:table-cell office:value-type="percentage" office:value="0.115">
            <text:p>11.50%</text:p>
          </table:table-cell>
          <table:table-cell office:value-type="float" office:value="41045">
            <text:p>41045</text:p>
          </table:table-cell>
          <table:table-cell office:value-type="percentage" office:value="0.058">
            <text:p>5.80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ony</text:p>
          </table:table-cell>
          <table:table-cell office:value-type="float" office:value="2083">
            <text:p>2083</text:p>
          </table:table-cell>
          <table:table-cell office:value-type="percentage" office:value="0.088">
            <text:p>8.80%</text:p>
          </table:table-cell>
          <table:table-cell office:value-type="float" office:value="83039">
            <text:p>83039</text:p>
          </table:table-cell>
          <table:table-cell office:value-type="percentage" office:value="0.025">
            <text:p>2.50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itachi</text:p>
          </table:table-cell>
          <table:table-cell office:value-type="float" office:value="1939">
            <text:p>1939</text:p>
          </table:table-cell>
          <table:table-cell office:value-type="percentage" office:value="0.22">
            <text:p>22.00%</text:p>
          </table:table-cell>
          <table:table-cell office:value-type="float" office:value="113500">
            <text:p>113500</text:p>
          </table:table-cell>
          <table:table-cell office:value-type="percentage" office:value="0.017">
            <text:p>1.7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assault</text:p>
          </table:table-cell>
          <table:table-cell office:value-type="float" office:value="1885">
            <text:p>1885</text:p>
          </table:table-cell>
          <table:table-cell office:value-type="percentage" office:value="0.19">
            <text:p>19.00%</text:p>
          </table:table-cell>
          <table:table-cell office:value-type="float" office:value="2090">
            <text:p>2090</text:p>
          </table:table-cell>
          <table:table-cell office:value-type="percentage" office:value="0.902">
            <text:p>90.20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MC</text:p>
          </table:table-cell>
          <table:table-cell office:value-type="float" office:value="1843">
            <text:p>1843</text:p>
          </table:table-cell>
          <table:table-cell office:value-type="percentage" office:value="0.048">
            <text:p>4.80%</text:p>
          </table:table-cell>
          <table:table-cell office:value-type="float" office:value="1981">
            <text:p>1981</text:p>
          </table:table-cell>
          <table:table-cell office:value-type="percentage" office:value="0.93">
            <text:p>93.00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unGard</text:p>
          </table:table-cell>
          <table:table-cell office:value-type="float" office:value="1762">
            <text:p>1762</text:p>
          </table:table-cell>
          <table:table-cell office:value-type="percentage" office:value="-0.117">
            <text:p>-11.70%</text:p>
          </table:table-cell>
          <table:table-cell office:value-type="float" office:value="4992">
            <text:p>4992</text:p>
          </table:table-cell>
          <table:table-cell office:value-type="percentage" office:value="0.353">
            <text:p>35.3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utodesk</text:p>
          </table:table-cell>
          <table:table-cell office:value-type="float" office:value="1701">
            <text:p>1701</text:p>
          </table:table-cell>
          <table:table-cell office:value-type="percentage" office:value="0.092">
            <text:p>9.20%</text:p>
          </table:table-cell>
          <table:table-cell office:value-type="float" office:value="1932">
            <text:p>1932</text:p>
          </table:table-cell>
          <table:table-cell office:value-type="percentage" office:value="0.88">
            <text:p>88.00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Konami</text:p>
          </table:table-cell>
          <table:table-cell office:value-type="float" office:value="1643">
            <text:p>1643</text:p>
          </table:table-cell>
          <table:table-cell office:value-type="percentage" office:value="0.031">
            <text:p>3.10%</text:p>
          </table:table-cell>
          <table:table-cell office:value-type="float" office:value="3122">
            <text:p>3122</text:p>
          </table:table-cell>
          <table:table-cell office:value-type="percentage" office:value="0.526">
            <text:p>52.60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alesforce.com</text:p>
          </table:table-cell>
          <table:table-cell office:value-type="float" office:value="1523">
            <text:p>1523</text:p>
          </table:table-cell>
          <table:table-cell office:value-type="percentage" office:value="0.279">
            <text:p>27.90%</text:p>
          </table:table-cell>
          <table:table-cell office:value-type="float" office:value="1628">
            <text:p>1628</text:p>
          </table:table-cell>
          <table:table-cell office:value-type="percentage" office:value="0.936">
            <text:p>93.60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age</text:p>
          </table:table-cell>
          <table:table-cell office:value-type="float" office:value="1485">
            <text:p>1485</text:p>
          </table:table-cell>
          <table:table-cell office:value-type="percentage" office:value="-0.046">
            <text:p>-4.60%</text:p>
          </table:table-cell>
          <table:table-cell office:value-type="float" office:value="2228">
            <text:p>2228</text:p>
          </table:table-cell>
          <table:table-cell office:value-type="percentage" office:value="0.667">
            <text:p>66.70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bisoft</text:p>
          </table:table-cell>
          <table:table-cell office:value-type="float" office:value="1441">
            <text:p>1441</text:p>
          </table:table-cell>
          <table:table-cell office:value-type="percentage" office:value="0.154">
            <text:p>15.40%</text:p>
          </table:table-cell>
          <table:table-cell office:value-type="float" office:value="1441">
            <text:p>1441</text:p>
          </table:table-cell>
          <table:table-cell office:value-type="percentage" office:value="1">
            <text:p>100.00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VMWare</text:p>
          </table:table-cell>
          <table:table-cell office:value-type="float" office:value="1399">
            <text:p>1399</text:p>
          </table:table-cell>
          <table:table-cell office:value-type="percentage" office:value="0.36">
            <text:p>36.00%</text:p>
          </table:table-cell>
          <table:table-cell office:value-type="float" office:value="2851">
            <text:p>2851</text:p>
          </table:table-cell>
          <table:table-cell office:value-type="percentage" office:value="0.491">
            <text:p>49.10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pple</text:p>
          </table:table-cell>
          <table:table-cell office:value-type="float" office:value="1358">
            <text:p>1358</text:p>
          </table:table-cell>
          <table:table-cell office:value-type="percentage" office:value="0.115">
            <text:p>11.50%</text:p>
          </table:table-cell>
          <table:table-cell office:value-type="float" office:value="75660">
            <text:p>75660</text:p>
          </table:table-cell>
          <table:table-cell office:value-type="percentage" office:value="0.018">
            <text:p>1.80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nfor</text:p>
          </table:table-cell>
          <table:table-cell office:value-type="float" office:value="1350">
            <text:p>1350</text:p>
          </table:table-cell>
          <table:table-cell office:value-type="percentage" office:value="-0.143">
            <text:p>-14.30%</text:p>
          </table:table-cell>
          <table:table-cell office:value-type="float" office:value="1800">
            <text:p>1800</text:p>
          </table:table-cell>
          <table:table-cell office:value-type="percentage" office:value="0.75">
            <text:p>75.00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ntuit</text:p>
          </table:table-cell>
          <table:table-cell office:value-type="float" office:value="1326">
            <text:p>1326</text:p>
          </table:table-cell>
          <table:table-cell office:value-type="percentage" office:value="0.025">
            <text:p>2.50%</text:p>
          </table:table-cell>
          <table:table-cell office:value-type="float" office:value="3133">
            <text:p>3133</text:p>
          </table:table-cell>
          <table:table-cell office:value-type="percentage" office:value="0.423">
            <text:p>42.30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itrix</text:p>
          </table:table-cell>
          <table:table-cell office:value-type="float" office:value="1302">
            <text:p>1302</text:p>
          </table:table-cell>
          <table:table-cell office:value-type="percentage" office:value="0.138">
            <text:p>13.80%</text:p>
          </table:table-cell>
          <table:table-cell office:value-type="float" office:value="1875">
            <text:p>1875</text:p>
          </table:table-cell>
          <table:table-cell office:value-type="percentage" office:value="0.694">
            <text:p>69.40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ynopsys</text:p>
          </table:table-cell>
          <table:table-cell office:value-type="float" office:value="1237">
            <text:p>1237</text:p>
          </table:table-cell>
          <table:table-cell office:value-type="percentage" office:value="0.029">
            <text:p>2.90%</text:p>
          </table:table-cell>
          <table:table-cell office:value-type="float" office:value="1394">
            <text:p>1394</text:p>
          </table:table-cell>
          <table:table-cell office:value-type="percentage" office:value="0.887">
            <text:p>88.70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AS Institute</text:p>
          </table:table-cell>
          <table:table-cell office:value-type="float" office:value="1215">
            <text:p>1215</text:p>
          </table:table-cell>
          <table:table-cell office:value-type="percentage" office:value="0.052">
            <text:p>5.20%</text:p>
          </table:table-cell>
          <table:table-cell office:value-type="float" office:value="2430">
            <text:p>2430</text:p>
          </table:table-cell>
          <table:table-cell office:value-type="percentage" office:value="0.5">
            <text:p>50.00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CR</text:p>
          </table:table-cell>
          <table:table-cell office:value-type="float" office:value="1202">
            <text:p>1202</text:p>
          </table:table-cell>
          <table:table-cell office:value-type="percentage" office:value="0.076">
            <text:p>7.60%</text:p>
          </table:table-cell>
          <table:table-cell office:value-type="float" office:value="4819">
            <text:p>4819</text:p>
          </table:table-cell>
          <table:table-cell office:value-type="percentage" office:value="0.249">
            <text:p>24.90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General Electric</text:p>
          </table:table-cell>
          <table:table-cell office:value-type="float" office:value="1200">
            <text:p>1200</text:p>
          </table:table-cell>
          <table:table-cell office:value-type="percentage" office:value="0">
            <text:p>0.00%</text:p>
          </table:table-cell>
          <table:table-cell office:value-type="float" office:value="150211">
            <text:p>150211</text:p>
          </table:table-cell>
          <table:table-cell office:value-type="percentage" office:value="0.008">
            <text:p>0.80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ake 2 Interactive</text:p>
          </table:table-cell>
          <table:table-cell office:value-type="float" office:value="1189">
            <text:p>1189</text:p>
          </table:table-cell>
          <table:table-cell office:value-type="percentage" office:value="0.298">
            <text:p>29.80%</text:p>
          </table:table-cell>
          <table:table-cell office:value-type="float" office:value="1189">
            <text:p>1189</text:p>
          </table:table-cell>
          <table:table-cell office:value-type="percentage" office:value="1">
            <text:p>100.00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rend Micro</text:p>
          </table:table-cell>
          <table:table-cell office:value-type="float" office:value="1085">
            <text:p>1085</text:p>
          </table:table-cell>
          <table:table-cell office:value-type="percentage" office:value="0.054">
            <text:p>5.40%</text:p>
          </table:table-cell>
          <table:table-cell office:value-type="float" office:value="1085">
            <text:p>1085</text:p>
          </table:table-cell>
          <table:table-cell office:value-type="percentage" office:value="1">
            <text:p>100.00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cAfee</text:p>
          </table:table-cell>
          <table:table-cell office:value-type="float" office:value="1032">
            <text:p>1032</text:p>
          </table:table-cell>
          <table:table-cell office:value-type="percentage" office:value="0.071">
            <text:p>7.10%</text:p>
          </table:table-cell>
          <table:table-cell office:value-type="float" office:value="2065">
            <text:p>2065</text:p>
          </table:table-cell>
          <table:table-cell office:value-type="percentage" office:value="0.5">
            <text:p>50.00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olters Kluwer</text:p>
          </table:table-cell>
          <table:table-cell office:value-type="float" office:value="999">
            <text:p>999</text:p>
          </table:table-cell>
          <table:table-cell office:value-type="percentage" office:value="-0.044">
            <text:p>-4.40%</text:p>
          </table:table-cell>
          <table:table-cell office:value-type="float" office:value="4752">
            <text:p>4752</text:p>
          </table:table-cell>
          <table:table-cell office:value-type="percentage" office:value="0.21">
            <text:p>21.00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amco Bandai Games</text:p>
          </table:table-cell>
          <table:table-cell office:value-type="float" office:value="943">
            <text:p>943</text:p>
          </table:table-cell>
          <table:table-cell office:value-type="percentage" office:value="0.097">
            <text:p>9.70%</text:p>
          </table:table-cell>
          <table:table-cell office:value-type="float" office:value="4706">
            <text:p>4706</text:p>
          </table:table-cell>
          <table:table-cell office:value-type="percentage" office:value="0.2">
            <text:p>20.00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heck Point</text:p>
          </table:table-cell>
          <table:table-cell office:value-type="float" office:value="935">
            <text:p>935</text:p>
          </table:table-cell>
          <table:table-cell office:value-type="percentage" office:value="0.121">
            <text:p>12.10%</text:p>
          </table:table-cell>
          <table:table-cell office:value-type="float" office:value="1098">
            <text:p>1098</text:p>
          </table:table-cell>
          <table:table-cell office:value-type="percentage" office:value="0.852">
            <text:p>85.20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eradata</text:p>
          </table:table-cell>
          <table:table-cell office:value-type="float" office:value="933">
            <text:p>933</text:p>
          </table:table-cell>
          <table:table-cell office:value-type="percentage" office:value="0.209">
            <text:p>20.90%</text:p>
          </table:table-cell>
          <table:table-cell office:value-type="float" office:value="1936">
            <text:p>1936</text:p>
          </table:table-cell>
          <table:table-cell office:value-type="percentage" office:value="0.482">
            <text:p>48.20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oftware AG</text:p>
          </table:table-cell>
          <table:table-cell office:value-type="float" office:value="931">
            <text:p>931</text:p>
          </table:table-cell>
          <table:table-cell office:value-type="percentage" office:value="0.114">
            <text:p>11.40%</text:p>
          </table:table-cell>
          <table:table-cell office:value-type="float" office:value="1496">
            <text:p>1496</text:p>
          </table:table-cell>
          <table:table-cell office:value-type="percentage" office:value="0.622">
            <text:p>62.20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Qualcomm</text:p>
          </table:table-cell>
          <table:table-cell office:value-type="float" office:value="928">
            <text:p>928</text:p>
          </table:table-cell>
          <table:table-cell office:value-type="percentage" office:value="0.123">
            <text:p>12.30%</text:p>
          </table:table-cell>
          <table:table-cell office:value-type="float" office:value="11591">
            <text:p>11591</text:p>
          </table:table-cell>
          <table:table-cell office:value-type="percentage" office:value="0.08">
            <text:p>8.00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ales Computers</text:p>
          </table:table-cell>
          <table:table-cell office:value-type="float" office:value="877">
            <text:p>877</text:p>
          </table:table-cell>
          <table:table-cell office:value-type="percentage" office:value="-0.055">
            <text:p>-5.50%</text:p>
          </table:table-cell>
          <table:table-cell office:value-type="float" office:value="17538">
            <text:p>17538</text:p>
          </table:table-cell>
          <table:table-cell office:value-type="percentage" office:value="0.05">
            <text:p>5.00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adence</text:p>
          </table:table-cell>
          <table:table-cell office:value-type="float" office:value="835">
            <text:p>835</text:p>
          </table:table-cell>
          <table:table-cell office:value-type="percentage" office:value="0.119">
            <text:p>11.90%</text:p>
          </table:table-cell>
          <table:table-cell office:value-type="float" office:value="936">
            <text:p>936</text:p>
          </table:table-cell>
          <table:table-cell office:value-type="percentage" office:value="0.892">
            <text:p>89.20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egedim Dendrite</text:p>
          </table:table-cell>
          <table:table-cell office:value-type="float" office:value="800">
            <text:p>800</text:p>
          </table:table-cell>
          <table:table-cell office:value-type="percentage" office:value="-0.03">
            <text:p>-3.00%</text:p>
          </table:table-cell>
          <table:table-cell office:value-type="float" office:value="1238">
            <text:p>1238</text:p>
          </table:table-cell>
          <table:table-cell office:value-type="percentage" office:value="0.646">
            <text:p>64.60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iemens</text:p>
          </table:table-cell>
          <table:table-cell office:value-type="float" office:value="800">
            <text:p>800</text:p>
          </table:table-cell>
          <table:table-cell office:value-type="percentage" office:value="0">
            <text:p>0.00%</text:p>
          </table:table-cell>
          <table:table-cell office:value-type="float" office:value="102183">
            <text:p>102183</text:p>
          </table:table-cell>
          <table:table-cell office:value-type="percentage" office:value="0.008">
            <text:p>0.80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ega Sammy Holdings</text:p>
          </table:table-cell>
          <table:table-cell office:value-type="float" office:value="798">
            <text:p>798</text:p>
          </table:table-cell>
          <table:table-cell office:value-type="percentage" office:value="-0.045">
            <text:p>-4.50%</text:p>
          </table:table-cell>
          <table:table-cell office:value-type="float" office:value="4996">
            <text:p>4996</text:p>
          </table:table-cell>
          <table:table-cell office:value-type="percentage" office:value="0.16">
            <text:p>16.00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erner</text:p>
          </table:table-cell>
          <table:table-cell office:value-type="float" office:value="786">
            <text:p>786</text:p>
          </table:table-cell>
          <table:table-cell office:value-type="percentage" office:value="0.052">
            <text:p>5.20%</text:p>
          </table:table-cell>
          <table:table-cell office:value-type="float" office:value="1850">
            <text:p>1850</text:p>
          </table:table-cell>
          <table:table-cell office:value-type="percentage" office:value="0.425">
            <text:p>42.50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apcom</text:p>
          </table:table-cell>
          <table:table-cell office:value-type="float" office:value="783">
            <text:p>783</text:p>
          </table:table-cell>
          <table:table-cell office:value-type="percentage" office:value="0.021">
            <text:p>2.10%</text:p>
          </table:table-cell>
          <table:table-cell office:value-type="float" office:value="1107">
            <text:p>1107</text:p>
          </table:table-cell>
          <table:table-cell office:value-type="percentage" office:value="0.707">
            <text:p>70.70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quare Enix</text:p>
          </table:table-cell>
          <table:table-cell office:value-type="float" office:value="766">
            <text:p>766</text:p>
          </table:table-cell>
          <table:table-cell office:value-type="percentage" office:value="-0.164">
            <text:p>-16.40%</text:p>
          </table:table-cell>
          <table:table-cell office:value-type="float" office:value="1799">
            <text:p>1799</text:p>
          </table:table-cell>
          <table:table-cell office:value-type="percentage" office:value="0.426">
            <text:p>42.60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HQ</text:p>
          </table:table-cell>
          <table:table-cell office:value-type="float" office:value="766">
            <text:p>766</text:p>
          </table:table-cell>
          <table:table-cell office:value-type="percentage" office:value="-0.157">
            <text:p>-15.70%</text:p>
          </table:table-cell>
          <table:table-cell office:value-type="float" office:value="766">
            <text:p>766</text:p>
          </table:table-cell>
          <table:table-cell office:value-type="percentage" office:value="1">
            <text:p>100.00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Open Text</text:p>
          </table:table-cell>
          <table:table-cell office:value-type="float" office:value="761">
            <text:p>761</text:p>
          </table:table-cell>
          <table:table-cell office:value-type="percentage" office:value="0.1">
            <text:p>10.00%</text:p>
          </table:table-cell>
          <table:table-cell office:value-type="float" office:value="941">
            <text:p>941</text:p>
          </table:table-cell>
          <table:table-cell office:value-type="percentage" office:value="0.809">
            <text:p>80.90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incor Nixdorf</text:p>
          </table:table-cell>
          <table:table-cell office:value-type="float" office:value="752">
            <text:p>752</text:p>
          </table:table-cell>
          <table:table-cell office:value-type="percentage" office:value="-0.007">
            <text:p>-0.70%</text:p>
          </table:table-cell>
          <table:table-cell office:value-type="float" office:value="3087">
            <text:p>3087</text:p>
          </table:table-cell>
          <table:table-cell office:value-type="percentage" office:value="0.244">
            <text:p>24.40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Red Hat</text:p>
          </table:table-cell>
          <table:table-cell office:value-type="float" office:value="751">
            <text:p>751</text:p>
          </table:table-cell>
          <table:table-cell office:value-type="percentage" office:value="0.207">
            <text:p>20.70%</text:p>
          </table:table-cell>
          <table:table-cell office:value-type="float" office:value="882">
            <text:p>882</text:p>
          </table:table-cell>
          <table:table-cell office:value-type="percentage" office:value="0.851">
            <text:p>85.10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Intel Corporation</text:p>
          </table:table-cell>
          <table:table-cell office:value-type="float" office:value="751">
            <text:p>751</text:p>
          </table:table-cell>
          <table:table-cell office:value-type="percentage" office:value="0.548">
            <text:p>54.80%</text:p>
          </table:table-cell>
          <table:table-cell office:value-type="float" office:value="43623">
            <text:p>43623</text:p>
          </table:table-cell>
          <table:table-cell office:value-type="percentage" office:value="0.017">
            <text:p>1.70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Reynolds &amp; Reynolds</text:p>
          </table:table-cell>
          <table:table-cell office:value-type="float" office:value="744">
            <text:p>744</text:p>
          </table:table-cell>
          <table:table-cell office:value-type="percentage" office:value="0">
            <text:p>0.00%</text:p>
          </table:table-cell>
          <table:table-cell office:value-type="float" office:value="967">
            <text:p>967</text:p>
          </table:table-cell>
          <table:table-cell office:value-type="percentage" office:value="0.769">
            <text:p>76.90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ujitsu</text:p>
          </table:table-cell>
          <table:table-cell office:value-type="float" office:value="729">
            <text:p>729</text:p>
          </table:table-cell>
          <table:table-cell office:value-type="percentage" office:value="0.086">
            <text:p>8.60%</text:p>
          </table:table-cell>
          <table:table-cell office:value-type="float" office:value="56156">
            <text:p>56156</text:p>
          </table:table-cell>
          <table:table-cell office:value-type="percentage" office:value="0.013">
            <text:p>1.30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5</text:p>
          </table:table-cell>
          <table:table-cell office:value-type="float" office:value="720">
            <text:p>720</text:p>
          </table:table-cell>
          <table:table-cell office:value-type="percentage" office:value="0.395">
            <text:p>39.50%</text:p>
          </table:table-cell>
          <table:table-cell office:value-type="float" office:value="960">
            <text:p>960</text:p>
          </table:table-cell>
          <table:table-cell office:value-type="percentage" office:value="0.75">
            <text:p>75.00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ovell</text:p>
          </table:table-cell>
          <table:table-cell office:value-type="float" office:value="717">
            <text:p>717</text:p>
          </table:table-cell>
          <table:table-cell office:value-type="percentage" office:value="-0.045">
            <text:p>-4.50%</text:p>
          </table:table-cell>
          <table:table-cell office:value-type="float" office:value="804">
            <text:p>804</text:p>
          </table:table-cell>
          <table:table-cell office:value-type="percentage" office:value="0.892">
            <text:p>89.20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etApp</text:p>
          </table:table-cell>
          <table:table-cell office:value-type="float" office:value="702">
            <text:p>702</text:p>
          </table:table-cell>
          <table:table-cell office:value-type="percentage" office:value="0.072">
            <text:p>7.20%</text:p>
          </table:table-cell>
          <table:table-cell office:value-type="float" office:value="4501">
            <text:p>4501</text:p>
          </table:table-cell>
          <table:table-cell office:value-type="percentage" office:value="0.156">
            <text:p>15.60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handa Interactive Entertainment</text:p>
          </table:table-cell>
          <table:table-cell office:value-type="float" office:value="680">
            <text:p>680</text:p>
          </table:table-cell>
          <table:table-cell office:value-type="percentage" office:value="-0.034">
            <text:p>-3.40%</text:p>
          </table:table-cell>
          <table:table-cell office:value-type="float" office:value="846">
            <text:p>846</text:p>
          </table:table-cell>
          <table:table-cell office:value-type="percentage" office:value="0.804">
            <text:p>80.40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uance</text:p>
          </table:table-cell>
          <table:table-cell office:value-type="float" office:value="673">
            <text:p>673</text:p>
          </table:table-cell>
          <table:table-cell office:value-type="percentage" office:value="0.193">
            <text:p>19.30%</text:p>
          </table:table-cell>
          <table:table-cell office:value-type="float" office:value="1143">
            <text:p>1143</text:p>
          </table:table-cell>
          <table:table-cell office:value-type="percentage" office:value="0.589">
            <text:p>58.90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mpuware</text:p>
          </table:table-cell>
          <table:table-cell office:value-type="float" office:value="665">
            <text:p>665</text:p>
          </table:table-cell>
          <table:table-cell office:value-type="percentage" office:value="0.014">
            <text:p>1.40%</text:p>
          </table:table-cell>
          <table:table-cell office:value-type="float" office:value="902">
            <text:p>902</text:p>
          </table:table-cell>
          <table:table-cell office:value-type="percentage" office:value="0.737">
            <text:p>73.70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exon Corporation</text:p>
          </table:table-cell>
          <table:table-cell office:value-type="float" office:value="608">
            <text:p>608</text:p>
          </table:table-cell>
          <table:table-cell office:value-type="percentage" office:value="0">
            <text:p>0.00%</text:p>
          </table:table-cell>
          <table:table-cell office:value-type="float" office:value="608">
            <text:p>608</text:p>
          </table:table-cell>
          <table:table-cell office:value-type="percentage" office:value="1">
            <text:p>100.00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utonomy</text:p>
          </table:table-cell>
          <table:table-cell office:value-type="float" office:value="580">
            <text:p>580</text:p>
          </table:table-cell>
          <table:table-cell office:value-type="percentage" office:value="0.176">
            <text:p>17.60%</text:p>
          </table:table-cell>
          <table:table-cell office:value-type="float" office:value="870">
            <text:p>870</text:p>
          </table:table-cell>
          <table:table-cell office:value-type="percentage" office:value="0.667">
            <text:p>66.70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CSoft</text:p>
          </table:table-cell>
          <table:table-cell office:value-type="float" office:value="579">
            <text:p>579</text:p>
          </table:table-cell>
          <table:table-cell office:value-type="percentage" office:value="0.055">
            <text:p>5.50%</text:p>
          </table:table-cell>
          <table:table-cell office:value-type="float" office:value="579">
            <text:p>579</text:p>
          </table:table-cell>
          <table:table-cell office:value-type="percentage" office:value="1">
            <text:p>100.00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Intergraph</text:p>
          </table:table-cell>
          <table:table-cell office:value-type="float" office:value="578">
            <text:p>578</text:p>
          </table:table-cell>
          <table:table-cell office:value-type="percentage" office:value="0">
            <text:p>0.00%</text:p>
          </table:table-cell>
          <table:table-cell office:value-type="float" office:value="770">
            <text:p>770</text:p>
          </table:table-cell>
          <table:table-cell office:value-type="percentage" office:value="0.751">
            <text:p>75.10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olera Holdings</text:p>
          </table:table-cell>
          <table:table-cell office:value-type="float" office:value="578">
            <text:p>578</text:p>
          </table:table-cell>
          <table:table-cell office:value-type="percentage" office:value="0.082">
            <text:p>8.20%</text:p>
          </table:table-cell>
          <table:table-cell office:value-type="float" office:value="643">
            <text:p>643</text:p>
          </table:table-cell>
          <table:table-cell office:value-type="percentage" office:value="0.899">
            <text:p>89.90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hilips</text:p>
          </table:table-cell>
          <table:table-cell office:value-type="float" office:value="575">
            <text:p>575</text:p>
          </table:table-cell>
          <table:table-cell office:value-type="percentage" office:value="0.018">
            <text:p>1.80%</text:p>
          </table:table-cell>
          <table:table-cell office:value-type="float" office:value="33965">
            <text:p>33965</text:p>
          </table:table-cell>
          <table:table-cell office:value-type="percentage" office:value="0.017">
            <text:p>1.70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isys</text:p>
          </table:table-cell>
          <table:table-cell office:value-type="float" office:value="571">
            <text:p>571</text:p>
          </table:table-cell>
          <table:table-cell office:value-type="percentage" office:value="0.453">
            <text:p>45.30%</text:p>
          </table:table-cell>
          <table:table-cell office:value-type="float" office:value="857">
            <text:p>857</text:p>
          </table:table-cell>
          <table:table-cell office:value-type="percentage" office:value="0.666">
            <text:p>66.60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ockwell Automation</text:p>
          </table:table-cell>
          <table:table-cell office:value-type="float" office:value="564">
            <text:p>564</text:p>
          </table:table-cell>
          <table:table-cell office:value-type="percentage" office:value="0.306">
            <text:p>30.60%</text:p>
          </table:table-cell>
          <table:table-cell office:value-type="float" office:value="5639">
            <text:p>5639</text:p>
          </table:table-cell>
          <table:table-cell office:value-type="percentage" office:value="0.1">
            <text:p>10.00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Informatica</text:p>
          </table:table-cell>
          <table:table-cell office:value-type="float" office:value="562">
            <text:p>562</text:p>
          </table:table-cell>
          <table:table-cell office:value-type="percentage" office:value="0.283">
            <text:p>28.30%</text:p>
          </table:table-cell>
          <table:table-cell office:value-type="float" office:value="650">
            <text:p>650</text:p>
          </table:table-cell>
          <table:table-cell office:value-type="percentage" office:value="0.865">
            <text:p>86.50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vid</text:p>
          </table:table-cell>
          <table:table-cell office:value-type="float" office:value="560">
            <text:p>560</text:p>
          </table:table-cell>
          <table:table-cell office:value-type="percentage" office:value="0.1">
            <text:p>10.00%</text:p>
          </table:table-cell>
          <table:table-cell office:value-type="float" office:value="679">
            <text:p>679</text:p>
          </table:table-cell>
          <table:table-cell office:value-type="percentage" office:value="0.825">
            <text:p>82.50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AIC</text:p>
          </table:table-cell>
          <table:table-cell office:value-type="float" office:value="555">
            <text:p>555</text:p>
          </table:table-cell>
          <table:table-cell office:value-type="percentage" office:value="0.03">
            <text:p>3.00%</text:p>
          </table:table-cell>
          <table:table-cell office:value-type="float" office:value="11094">
            <text:p>11094</text:p>
          </table:table-cell>
          <table:table-cell office:value-type="percentage" office:value="0.05">
            <text:p>5.00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entor Graphics</text:p>
          </table:table-cell>
          <table:table-cell office:value-type="float" office:value="555">
            <text:p>555</text:p>
          </table:table-cell>
          <table:table-cell office:value-type="percentage" office:value="0.164">
            <text:p>16.40%</text:p>
          </table:table-cell>
          <table:table-cell office:value-type="float" office:value="905">
            <text:p>905</text:p>
          </table:table-cell>
          <table:table-cell office:value-type="percentage" office:value="0.613">
            <text:p>61.30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cKesson</text:p>
          </table:table-cell>
          <table:table-cell office:value-type="float" office:value="551">
            <text:p>551</text:p>
          </table:table-cell>
          <table:table-cell office:value-type="percentage" office:value="-0.004">
            <text:p>-0.40%</text:p>
          </table:table-cell>
          <table:table-cell office:value-type="float" office:value="110407">
            <text:p>110407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Google Inc.</text:p>
          </table:table-cell>
          <table:table-cell office:value-type="float" office:value="543">
            <text:p>543</text:p>
          </table:table-cell>
          <table:table-cell office:value-type="percentage" office:value="0.425">
            <text:p>42.50%</text:p>
          </table:table-cell>
          <table:table-cell office:value-type="float" office:value="29321">
            <text:p>29321</text:p>
          </table:table-cell>
          <table:table-cell office:value-type="percentage" office:value="0.019">
            <text:p>1.90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TC (Parametric)</text:p>
          </table:table-cell>
          <table:table-cell office:value-type="float" office:value="540">
            <text:p>540</text:p>
          </table:table-cell>
          <table:table-cell office:value-type="percentage" office:value="0.132">
            <text:p>13.20%</text:p>
          </table:table-cell>
          <table:table-cell office:value-type="float" office:value="1024">
            <text:p>1024</text:p>
          </table:table-cell>
          <table:table-cell office:value-type="percentage" office:value="0.527">
            <text:p>52.70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Kaspersky Lab</text:p>
          </table:table-cell>
          <table:table-cell office:value-type="float" office:value="500">
            <text:p>500</text:p>
          </table:table-cell>
          <table:table-cell office:value-type="percentage" office:value="0.042">
            <text:p>4.20%</text:p>
          </table:table-cell>
          <table:table-cell office:value-type="float" office:value="500">
            <text:p>500</text:p>
          </table:table-cell>
          <table:table-cell office:value-type="percentage" office:value="1">
            <text:p>100.00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Lawson</text:p>
          </table:table-cell>
          <table:table-cell office:value-type="float" office:value="486">
            <text:p>486</text:p>
          </table:table-cell>
          <table:table-cell office:value-type="percentage" office:value="0.063">
            <text:p>6.30%</text:p>
          </table:table-cell>
          <table:table-cell office:value-type="float" office:value="734">
            <text:p>734</text:p>
          </table:table-cell>
          <table:table-cell office:value-type="percentage" office:value="0.662">
            <text:p>66.20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Verint</text:p>
          </table:table-cell>
          <table:table-cell office:value-type="float" office:value="483">
            <text:p>483</text:p>
          </table:table-cell>
          <table:table-cell office:value-type="percentage" office:value="0.032">
            <text:p>3.20%</text:p>
          </table:table-cell>
          <table:table-cell office:value-type="float" office:value="725">
            <text:p>725</text:p>
          </table:table-cell>
          <table:table-cell office:value-type="percentage" office:value="0.666">
            <text:p>66.60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Totvs</text:p>
          </table:table-cell>
          <table:table-cell office:value-type="float" office:value="478">
            <text:p>478</text:p>
          </table:table-cell>
          <table:table-cell office:value-type="percentage" office:value="0.114">
            <text:p>11.40%</text:p>
          </table:table-cell>
          <table:table-cell office:value-type="float" office:value="681">
            <text:p>681</text:p>
          </table:table-cell>
          <table:table-cell office:value-type="percentage" office:value="0.702">
            <text:p>70.20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rogress</text:p>
          </table:table-cell>
          <table:table-cell office:value-type="float" office:value="477">
            <text:p>477</text:p>
          </table:table-cell>
          <table:table-cell office:value-type="percentage" office:value="0.072">
            <text:p>7.20%</text:p>
          </table:table-cell>
          <table:table-cell office:value-type="float" office:value="530">
            <text:p>530</text:p>
          </table:table-cell>
          <table:table-cell office:value-type="percentage" office:value="0.9">
            <text:p>90.00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opra Group</text:p>
          </table:table-cell>
          <table:table-cell office:value-type="float" office:value="473">
            <text:p>473</text:p>
          </table:table-cell>
          <table:table-cell office:value-type="percentage" office:value="0.026">
            <text:p>2.60%</text:p>
          </table:table-cell>
          <table:table-cell office:value-type="float" office:value="1563">
            <text:p>1563</text:p>
          </table:table-cell>
          <table:table-cell office:value-type="percentage" office:value="0.303">
            <text:p>30.30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Quest</text:p>
          </table:table-cell>
          <table:table-cell office:value-type="float" office:value="469">
            <text:p>469</text:p>
          </table:table-cell>
          <table:table-cell office:value-type="percentage" office:value="0.122">
            <text:p>12.20%</text:p>
          </table:table-cell>
          <table:table-cell office:value-type="float" office:value="767">
            <text:p>767</text:p>
          </table:table-cell>
          <table:table-cell office:value-type="percentage" office:value="0.611">
            <text:p>61.10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Epic Systems Corporation</text:p>
          </table:table-cell>
          <table:table-cell office:value-type="float" office:value="451">
            <text:p>451</text:p>
          </table:table-cell>
          <table:table-cell office:value-type="percentage" office:value="0">
            <text:p>0.00%</text:p>
          </table:table-cell>
          <table:table-cell office:value-type="float" office:value="601">
            <text:p>601</text:p>
          </table:table-cell>
          <table:table-cell office:value-type="percentage" office:value="0.75">
            <text:p>75.00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Tibco</text:p>
          </table:table-cell>
          <table:table-cell office:value-type="float" office:value="451">
            <text:p>451</text:p>
          </table:table-cell>
          <table:table-cell office:value-type="percentage" office:value="0.219">
            <text:p>21.90%</text:p>
          </table:table-cell>
          <table:table-cell office:value-type="float" office:value="753">
            <text:p>753</text:p>
          </table:table-cell>
          <table:table-cell office:value-type="percentage" office:value="0.599">
            <text:p>59.90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spect Communications</text:p>
          </table:table-cell>
          <table:table-cell office:value-type="float" office:value="450">
            <text:p>450</text:p>
          </table:table-cell>
          <table:table-cell office:value-type="percentage" office:value="0">
            <text:p>0.00%</text:p>
          </table:table-cell>
          <table:table-cell office:value-type="float" office:value="600">
            <text:p>600</text:p>
          </table:table-cell>
          <table:table-cell office:value-type="percentage" office:value="0.75">
            <text:p>75.00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Diebold</text:p>
          </table:table-cell>
          <table:table-cell office:value-type="float" office:value="443">
            <text:p>443</text:p>
          </table:table-cell>
          <table:table-cell office:value-type="percentage" office:value="0.073">
            <text:p>7.30%</text:p>
          </table:table-cell>
          <table:table-cell office:value-type="float" office:value="2824">
            <text:p>2824</text:p>
          </table:table-cell>
          <table:table-cell office:value-type="percentage" office:value="0.157">
            <text:p>15.70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Ansys</text:p>
          </table:table-cell>
          <table:table-cell office:value-type="float" office:value="427">
            <text:p>427</text:p>
          </table:table-cell>
          <table:table-cell office:value-type="percentage" office:value="0.115">
            <text:p>11.50%</text:p>
          </table:table-cell>
          <table:table-cell office:value-type="float" office:value="580">
            <text:p>580</text:p>
          </table:table-cell>
          <table:table-cell office:value-type="percentage" office:value="0.736">
            <text:p>73.60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Emerson</text:p>
          </table:table-cell>
          <table:table-cell office:value-type="float" office:value="421">
            <text:p>421</text:p>
          </table:table-cell>
          <table:table-cell office:value-type="percentage" office:value="0.16">
            <text:p>16.00%</text:p>
          </table:table-cell>
          <table:table-cell office:value-type="float" office:value="21314">
            <text:p>21314</text:p>
          </table:table-cell>
          <table:table-cell office:value-type="percentage" office:value="0.02">
            <text:p>2.00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Blackboard Inc.</text:p>
          </table:table-cell>
          <table:table-cell office:value-type="float" office:value="413">
            <text:p>413</text:p>
          </table:table-cell>
          <table:table-cell office:value-type="percentage" office:value="0.208">
            <text:p>20.80%</text:p>
          </table:table-cell>
          <table:table-cell office:value-type="float" office:value="447">
            <text:p>447</text:p>
          </table:table-cell>
          <table:table-cell office:value-type="percentage" office:value="0.924">
            <text:p>92.40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The MathWorks</text:p>
          </table:table-cell>
          <table:table-cell office:value-type="float" office:value="400">
            <text:p>400</text:p>
          </table:table-cell>
          <table:table-cell office:value-type="percentage" office:value="0.498">
            <text:p>49.80%</text:p>
          </table:table-cell>
          <table:table-cell office:value-type="float" office:value="600">
            <text:p>600</text:p>
          </table:table-cell>
          <table:table-cell office:value-type="percentage" office:value="0.667">
            <text:p>66.70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ESRI</text:p>
          </table:table-cell>
          <table:table-cell office:value-type="float" office:value="397">
            <text:p>397</text:p>
          </table:table-cell>
          <table:table-cell office:value-type="percentage" office:value="0.023">
            <text:p>2.30%</text:p>
          </table:table-cell>
          <table:table-cell office:value-type="float" office:value="794">
            <text:p>794</text:p>
          </table:table-cell>
          <table:table-cell office:value-type="percentage" office:value="0.5">
            <text:p>50.0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onstellation Software</text:p>
          </table:table-cell>
          <table:table-cell office:value-type="float" office:value="390">
            <text:p>390</text:p>
          </table:table-cell>
          <table:table-cell office:value-type="percentage" office:value="0.327">
            <text:p>32.70%</text:p>
          </table:table-cell>
          <table:table-cell office:value-type="float" office:value="631">
            <text:p>631</text:p>
          </table:table-cell>
          <table:table-cell office:value-type="percentage" office:value="0.618">
            <text:p>61.80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Inspur</text:p>
          </table:table-cell>
          <table:table-cell office:value-type="float" office:value="378">
            <text:p>378</text:p>
          </table:table-cell>
          <table:table-cell office:value-type="percentage" office:value="0">
            <text:p>0.00%</text:p>
          </table:table-cell>
          <table:table-cell office:value-type="float" office:value="3784">
            <text:p>3784</text:p>
          </table:table-cell>
          <table:table-cell office:value-type="percentage" office:value="0.1">
            <text:p>10.00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cision</text:p>
          </table:table-cell>
          <table:table-cell office:value-type="float" office:value="375">
            <text:p>375</text:p>
          </table:table-cell>
          <table:table-cell office:value-type="percentage" office:value="0">
            <text:p>0.00%</text:p>
          </table:table-cell>
          <table:table-cell office:value-type="float" office:value="500">
            <text:p>500</text:p>
          </table:table-cell>
          <table:table-cell office:value-type="percentage" office:value="0.75">
            <text:p>75.00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etEase.com</text:p>
          </table:table-cell>
          <table:table-cell office:value-type="float" office:value="375">
            <text:p>375</text:p>
          </table:table-cell>
          <table:table-cell office:value-type="percentage" office:value="0.518">
            <text:p>51.80%</text:p>
          </table:table-cell>
          <table:table-cell office:value-type="float" office:value="857">
            <text:p>857</text:p>
          </table:table-cell>
          <table:table-cell office:value-type="percentage" office:value="0.438">
            <text:p>43.80%</text:p>
          </table:table-cell>
        </table:table-row>
        <table:table-row table:style-name="ro1">
          <table:table-cell table:number-columns-repeated="2"/>
          <table:table-cell table:style-name="ce1" table:formula="of:=SUM([.C1:.C100])" office:value-type="currency" office:currency="USD" office:value="234969">
            <text:p>$234,969</text:p>
          </table:table-cell>
          <table:table-cell table:style-name="Default"/>
          <table:table-cell table:style-name="ce1" table:formula="of:=SUM([.E1:.E100])" office:value-type="currency" office:currency="USD" office:value="1478292">
            <text:p>$1,478,292</text:p>
          </table:table-cell>
          <table:table-cell table:formula="of:=[.C101]/[.E101]" office:value-type="percentage" office:value="0.158946270425599">
            <text:p>15.89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6">08/26/2012</text:date>, <text:time>09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2-08-26T09:38:08</dc:date>
    <dc:creator>Luis Ibanez</dc:creator>
    <meta:editing-duration>PT00H02M43S</meta:editing-duration>
    <meta:editing-cycles>2</meta:editing-cycles>
    <meta:document-statistic meta:table-count="1" meta:cell-count="603" meta:object-count="0"/>
  </office:meta>
</office:document-meta>
</file>